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 class="scroll-smooth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Tasarim &amp; Muhendislik Hizmetleri | Your Name&lt;/title&gt;</text:p>
      <text:p text:style-name="Standard"><text:s text:c="4"/>&lt;!-- Load Tailwind CSS CDN --&gt;</text:p>
      <text:p text:style-name="Standard"><text:s text:c="4"/>&lt;script src="https://cdn.tailwindcss.com"&gt;&lt;/script&gt;</text:p>
      <text:p text:style-name="Standard"><text:s text:c="4"/>&lt;!-- Configure Tailwind for the "Inter" font --&gt;</text:p>
      <text:p text:style-name="Standard"><text:s text:c="4"/>&lt;style&gt;</text:p>
      <text:p text:style-name="Standard"><text:s text:c="8"/>@import url('https://fonts.googleapis.com/css2?family=Inter:wght@100..900&amp;display=swap');</text:p>
      <text:p text:style-name="Standard"><text:s text:c="8"/>:root {</text:p>
      <text:p text:style-name="Standard"><text:s text:c="12"/>font-family: 'Inter', sans-serif;</text:p>
      <text:p text:style-name="Standard"><text:s text:c="8"/>}</text:p>
      <text:p text:style-name="Standard"><text:s text:c="8"/>/* Custom styling for text shadow on the placeholder image */</text:p>
      <text:p text:style-name="Standard"><text:s text:c="8"/>.shadow-text {</text:p>
      <text:p text:style-name="Standard"><text:s text:c="12"/>text-shadow: 1px 1px 2px rgba(0, 0, 0, 0.5);</text:p>
      <text:p text:style-name="Standard"><text:s text:c="8"/>}</text:p>
      <text:p text:style-name="Standard"><text:s text:c="8"/>/* Style for required fields */</text:p>
      <text:p text:style-name="Standard"><text:s text:c="8"/>.required-label::after {</text:p>
      <text:p text:style-name="Standard"><text:s text:c="12"/>content: '*';</text:p>
      <text:p text:style-name="Standard"><text:s text:c="12"/>color: #ef4444; /* red-500 */</text:p>
      <text:p text:style-name="Standard"><text:s text:c="12"/>margin-left: 4px;</text:p>
      <text:p text:style-name="Standard"><text:s text:c="8"/>}</text:p>
      <text:p text:style-name="Standard"><text:s text:c="4"/>&lt;/style&gt;</text:p>
      <text:p text:style-name="Standard">&lt;/head&gt;</text:p>
      <text:p text:style-name="Standard">&lt;body class="bg-gray-50 text-gray-800"&gt;</text:p>
      <text:p text:style-name="Standard"/>
      <text:p text:style-name="Standard"><text:s text:c="4"/>&lt;!-- Sticky Header/Navigation --&gt;</text:p>
      <text:p text:style-name="Standard"><text:s text:c="4"/>&lt;header class="sticky top-0 z-50 bg-white shadow-lg"&gt;</text:p>
      <text:p text:style-name="Standard"><text:s text:c="8"/>&lt;nav class="max-w-7xl mx-auto px-4 sm:px-6 lg:px-8 py-4 flex justify-between items-center"&gt;</text:p>
      <text:p text:style-name="Standard"><text:s text:c="12"/>&lt;a href="#hero" class="text-2xl font-extrabold text-indigo-700 tracking-tight"&gt;</text:p>
      <text:p text:style-name="Standard"><text:s text:c="16"/>[Tasarim]</text:p>
      <text:p text:style-name="Standard"><text:s text:c="12"/>&lt;/a&gt;</text:p>
      <text:p text:style-name="Standard"><text:s text:c="12"/>&lt;div class="space-x-4 hidden md:flex"&gt;</text:p>
      <text:p text:style-name="Standard"><text:s text:c="16"/>&lt;a href="#projects" class="text-gray-600 hover:text-indigo-600 transition duration-150 font-medium"&gt;Projects&lt;/a&gt;</text:p>
      <text:p text:style-name="Standard"><text:s text:c="16"/>&lt;a href="#services" class="text-gray-600 hover:text-indigo-600 transition duration-150 font-medium"&gt;Services&lt;/a&gt;</text:p>
      <text:p text:style-name="Standard"><text:s text:c="16"/>&lt;a href="#about" class="text-gray-600 hover:text-indigo-600 transition duration-150 font-medium"&gt;About&lt;/a&gt;</text:p>
      <text:p text:style-name="Standard"><text:s text:c="16"/>&lt;a href="#contact" class="text-white bg-indigo-600 hover:bg-indigo-700 px-4 py-2 rounded-lg shadow-md transition duration-150"&gt;Contact&lt;/a&gt;</text:p>
      <text:p text:style-name="Standard"><text:s text:c="12"/>&lt;/div&gt;</text:p>
      <text:p text:style-name="Standard"><text:s text:c="12"/>&lt;!-- Simple Mobile Menu Placeholder --&gt;</text:p>
      <text:p text:style-name="Standard"><text:s text:c="12"/>&lt;button class="md:hidden text-indigo-600 hover:text-indigo-800"&gt;</text:p>
      <text:p text:style-name="Standard"><text:s text:c="16"/>&lt;svg class="w-6 h-6" fill="none" stroke="currentColor" viewBox="0 0 24 24" xmlns="http://www.w3.org/2000/svg"&gt;&lt;path stroke-linecap="round" stroke-linejoin="round" stroke-width="2" d="M4 6h16M4 12h16M4 18h16"&gt;&lt;/path&gt;&lt;/svg&gt;</text:p>
      <text:p text:style-name="Standard"><text:s text:c="12"/>&lt;/button&gt;</text:p>
      <text:p text:style-name="Standard"><text:s text:c="8"/>&lt;/nav&gt;</text:p>
      <text:p text:style-name="Standard"><text:soft-page-break/><text:s text:c="4"/>&lt;/header&gt;</text:p>
      <text:p text:style-name="Standard"/>
      <text:p text:style-name="Standard"><text:s text:c="4"/>&lt;main&gt;</text:p>
      <text:p text:style-name="Standard"><text:s text:c="8"/>&lt;!-- 1. Hero Section --&gt;</text:p>
      <text:p text:style-name="Standard"><text:s text:c="8"/>&lt;section id="hero" class="relative overflow-hidden pt-16 md:pt-24 pb-16 bg-gradient-to-br from-indigo-50 to-white"&gt;</text:p>
      <text:p text:style-name="Standard"><text:s text:c="12"/>&lt;div class="max-w-7xl mx-auto px-4 sm:px-6 lg:px-8 flex flex-col md:flex-row items-center justify-between"&gt;</text:p>
      <text:p text:style-name="Standard"><text:s text:c="16"/>&lt;div class="md:w-1/2 mb-10 md:mb-0"&gt;</text:p>
      <text:p text:style-name="Standard"><text:s text:c="20"/>&lt;span class="text-sm font-semibold uppercase text-indigo-500 tracking-wider"&gt;Tasarim | Muhendislik | Inovasyon&lt;/span&gt;</text:p>
      <text:p text:style-name="Standard"><text:s text:c="20"/>&lt;h1 class="text-5xl sm:text-6xl font-extrabold text-gray-900 mt-3 leading-tight"&gt;</text:p>
      <text:p text:style-name="Standard"><text:s text:c="24"/>Fikirleri Gercege &lt;span class="text-indigo-600"&gt;Donusturme.&lt;/span&gt;</text:p>
      <text:p text:style-name="Standard"><text:s text:c="20"/>&lt;/h1&gt;</text:p>
      <text:p text:style-name="Standard"><text:s text:c="20"/>&lt;p class="mt-6 text-lg text-gray-600 max-w-lg"&gt;</text:p>
      <text:p text:style-name="Standard"><text:s text:c="24"/>Tasarım prensiplerinin sağlam mühendislik çözümleriyle kusursuz entegrasyonunda <text:s/>uzman danışmanlık ve geliştirme hizmetleri sunuyoruz</text:p>
      <text:p text:style-name="Standard"><text:s text:c="20"/>&lt;/p&gt;</text:p>
      <text:p text:style-name="Standard"><text:s text:c="20"/>&lt;div class="mt-8 flex space-x-4"&gt;</text:p>
      <text:p text:style-name="Standard"><text:s text:c="24"/>&lt;a href="#contact" class="px-6 py-3 bg-indigo-600 text-white font-semibold rounded-xl shadow-lg hover:bg-indigo-700 transition duration-300 transform hover:scale-105"&gt;Proje Teklifi Iste&lt;/a&gt;</text:p>
      <text:p text:style-name="Standard"><text:s text:c="24"/>&lt;a href="#projects" class="px-6 py-3 bg-white text-indigo-600 font-semibold rounded-xl border border-indigo-200 shadow-md hover:bg-indigo-50 transition duration-300"&gt;Urun Tasarimi&lt;/a&gt;</text:p>
      <text:p text:style-name="Standard"><text:s text:c="20"/>&lt;/div&gt;</text:p>
      <text:p text:style-name="Standard"><text:s text:c="16"/>&lt;/div&gt;</text:p>
      <text:p text:style-name="Standard"><text:s text:c="16"/></text:p>
      <text:p text:style-name="Standard"><text:s text:c="16"/>&lt;!-- Placeholder Image/Graphic --&gt;</text:p>
      <text:p text:style-name="Standard"><text:s text:c="16"/>&lt;div class="md:w-1/2 w-full flex justify-center"&gt;</text:p>
      <text:p text:style-name="Standard"><text:s text:c="20"/>&lt;div class="w-full max-w-md h-72 bg-indigo-200 rounded-3xl shadow-2xl flex items-center justify-center p-4"&gt;</text:p>
      <text:p text:style-name="Standard"><text:s text:c="24"/>&lt;p class="text-white text-xl font-bold shadow-text"&gt;Muhendislik &amp; Tasarim Konulari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!-- 2. Projects Section --&gt;</text:p>
      <text:p text:style-name="Standard"><text:s text:c="8"/>&lt;section id="projects" class="py-16 sm:py-24 bg-white"&gt;</text:p>
      <text:p text:style-name="Standard"><text:s text:c="12"/>&lt;div class="max-w-7xl mx-auto px-4 sm:px-6 lg:px-8 text-center"&gt;</text:p>
      <text:p text:style-name="Standard"><text:s text:c="16"/>&lt;h2 class="text-3xl font-bold text-gray-900"&gt;Öne Çıkan Projeler&lt;/h2&gt;</text:p>
      <text:p text:style-name="Standard"><text:s text:c="16"/>&lt;p class="mt-4 text-lg text-gray-600"&gt;Teknik ihtiyaclari ozel tasarımla birlestiren <text:s/>çalışmalardan ornekler.&lt;/p&gt;</text:p>
      <text:p text:style-name="Standard"><text:s text:c="16"/></text:p>
      <text:p text:style-name="Standard"><text:s text:c="16"/>&lt;div class="mt-12 grid grid-cols-1 md:grid-cols-3 gap-8"&gt;</text:p>
      <text:p text:style-name="Standard"><text:s text:c="20"/>&lt;!-- Project Card 1 --&gt;</text:p>
      <text:p text:style-name="Standard"><text:s text:c="20"/>&lt;div class="bg-white rounded-xl shadow-xl overflow-hidden hover:shadow-2xl transition duration-300 border border-gray-100"&gt;</text:p>
      <text:p text:style-name="Standard"><text:s text:c="24"/>&lt;div class="h-48 bg-gray-700 flex items-center justify-center"&gt;</text:p>
      <text:p text:style-name="Standard"><text:s text:c="28"/>&lt;p class="text-white font-semibold"&gt;Project 1: Beton Santrali&lt;/p&gt;</text:p>
      <text:p text:style-name="Standard"><text:soft-page-break/><text:s text:c="24"/>&lt;/div&gt;</text:p>
      <text:p text:style-name="Standard"><text:s text:c="24"/>&lt;div class="p-6"&gt;</text:p>
      <text:p text:style-name="Standard"><text:s text:c="28"/>&lt;h3 class="text-xl font-semibold text-gray-900"&gt;Sabit ve Mobil Tesisler &lt;/h3&gt;</text:p>
      <text:p text:style-name="Standard"><text:s text:c="28"/>&lt;p class="mt-2 text-gray-600 text-sm"&gt;Cesitli Uretim kapasitelerinde Sabit ve Mobil Tesis Tasarimi.&lt;/p&gt;</text:p>
      <text:p text:style-name="Standard"><text:s text:c="24"/>&lt;/div&gt;</text:p>
      <text:p text:style-name="Standard"><text:s text:c="20"/>&lt;/div&gt;</text:p>
      <text:p text:style-name="Standard"><text:s text:c="20"/>&lt;!-- Project Card 2 --&gt;</text:p>
      <text:p text:style-name="Standard"><text:s text:c="20"/>&lt;div class="bg-white rounded-xl shadow-xl overflow-hidden hover:shadow-2xl transition duration-300 border border-gray-100"&gt;</text:p>
      <text:p text:style-name="Standard"><text:s text:c="24"/>&lt;div class="h-48 bg-gray-700 flex items-center justify-center"&gt;</text:p>
      <text:p text:style-name="Standard"><text:s text:c="28"/>&lt;p class="text-white font-semibold"&gt;Project 2: Celik konstruksiyon Tesis Tasarimi&lt;/p&gt;</text:p>
      <text:p text:style-name="Standard"><text:s text:c="24"/>&lt;/div&gt;</text:p>
      <text:p text:style-name="Standard"><text:s text:c="24"/>&lt;div class="p-6"&gt;</text:p>
      <text:p text:style-name="Standard"><text:s text:c="28"/>&lt;h3 class="text-xl font-semibold text-gray-900"&gt;Bant, Helezon,Silo&lt;/h3&gt;</text:p>
      <text:p text:style-name="Standard"><text:s text:c="28"/>&lt;p class="mt-2 text-gray-600 text-sm"&gt;Dozaj Sistemi,mikser,Bant Konveyor.&lt;/p&gt;</text:p>
      <text:p text:style-name="Standard"><text:s text:c="24"/>&lt;/div&gt;</text:p>
      <text:p text:style-name="Standard"><text:s text:c="20"/>&lt;/div&gt;</text:p>
      <text:p text:style-name="Standard"><text:s text:c="20"/>&lt;!-- Project Card 3 --&gt;</text:p>
      <text:p text:style-name="Standard"><text:s text:c="20"/>&lt;div class="bg-white rounded-xl shadow-xl overflow-hidden hover:shadow-2xl transition duration-300 border border-gray-100"&gt;</text:p>
      <text:p text:style-name="Standard"><text:s text:c="24"/>&lt;div class="h-48 bg-gray-700 flex items-center justify-center"&gt;</text:p>
      <text:p text:style-name="Standard"><text:s text:c="28"/>&lt;p class="text-white font-semibold"&gt;Project 3: Kaldirma Makineleri&lt;/p&gt;</text:p>
      <text:p text:style-name="Standard"><text:s text:c="24"/>&lt;/div&gt;</text:p>
      <text:p text:style-name="Standard"><text:s text:c="24"/>&lt;div class="p-6"&gt;</text:p>
      <text:p text:style-name="Standard"><text:s text:c="28"/>&lt;h3 class="text-xl font-semibold text-gray-900"&gt;Ihtiyaca Gore Makine Tasarimi&lt;/h3&gt;</text:p>
      <text:p text:style-name="Standard"><text:s text:c="28"/>&lt;p class="mt-2 text-gray-600 text-sm"&gt;Makasli Liftler,Ozel Tasarim Forklift.&lt;/p&gt;</text:p>
      <text:p text:style-name="Standard"><text:s text:c="24"/>&lt;/div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!-- 3. Services Section --&gt;</text:p>
      <text:p text:style-name="Standard"><text:s text:c="8"/>&lt;section id="services" class="py-16 sm:py-24 bg-indigo-50"&gt;</text:p>
      <text:p text:style-name="Standard"><text:s text:c="12"/>&lt;div class="max-w-7xl mx-auto px-4 sm:px-6 lg:px-8"&gt;</text:p>
      <text:p text:style-name="Standard"><text:s text:c="16"/>&lt;div class="text-center mb-12"&gt;</text:p>
      <text:p text:style-name="Standard"><text:s text:c="20"/>&lt;h2 class="text-3xl font-bold text-gray-900"&gt;Uzmanlik Alanimiz&lt;/h2&gt;</text:p>
      <text:p text:style-name="Standard"><text:s text:c="20"/>&lt;p class="mt-4 text-lg text-gray-600"&gt; Teknik ihtiyaclar dogrultusunda ozel tasarim hizmeti sunuyoruz. &lt;/p&gt;</text:p>
      <text:p text:style-name="Standard"><text:s text:c="16"/>&lt;/div&gt;</text:p>
      <text:p text:style-name="Standard"><text:s text:c="16"/></text:p>
      <text:p text:style-name="Standard"><text:s text:c="16"/>&lt;div class="grid grid-cols-1 md:grid-cols-3 gap-8"&gt;</text:p>
      <text:p text:style-name="Standard"><text:s text:c="20"/>&lt;!-- Service 1 --&gt;</text:p>
      <text:p text:style-name="Standard"><text:s text:c="20"/>&lt;div class="bg-white p-8 rounded-xl shadow-lg border-t-4 border-indigo-600"&gt;</text:p>
      <text:p text:style-name="Standard"><text:s text:c="24"/>&lt;div class="flex items-center space-x-4"&gt;</text:p>
      <text:p text:style-name="Standard"><text:s text:c="28"/>&lt;svg class="w-8 h-8 text-indigo-600" fill="none" stroke="currentColor" viewBox="0 0 24 24" xmlns="http://www.w3.org/2000/svg"&gt;&lt;path stroke-linecap="round" stroke-linejoin="round" stroke-width="2" d="M9 3v2m6-2v2M9 19v2m6-2v2M5 19h14a2 2 0 002-2V7a2 2 0 00-2-2H5a2 2 0 00-2 2v10a2 2 0 002 2z"&gt;&lt;/path&gt;&lt;/svg&gt;</text:p>
      <text:p text:style-name="Standard"><text:soft-page-break/><text:s text:c="28"/>&lt;h3 class="text-xl font-semibold text-gray-900"&gt;Verimli calisan makinelerin tasarimi&lt;/h3&gt;</text:p>
      <text:p text:style-name="Standard"><text:s text:c="24"/>&lt;/div&gt;</text:p>
      <text:p text:style-name="Standard"><text:s text:c="24"/>&lt;p class="mt-4 text-gray-600 text-sm"&gt;Kullanici dostu makine ve ekipman uretimi amacina yonelik ergonomik tasarim.&lt;/p&gt;</text:p>
      <text:p text:style-name="Standard"><text:s text:c="20"/>&lt;/div&gt;</text:p>
      <text:p text:style-name="Standard"><text:s text:c="20"/>&lt;!-- Service 2 --&gt;</text:p>
      <text:p text:style-name="Standard"><text:s text:c="20"/>&lt;div class="bg-white p-8 rounded-xl shadow-lg border-t-4 border-indigo-600"&gt;</text:p>
      <text:p text:style-name="Standard"><text:s text:c="24"/>&lt;div class="flex items-center space-x-4"&gt;</text:p>
      <text:p text:style-name="Standard"><text:s text:c="28"/>&lt;svg class="w-8 h-8 text-indigo-600" fill="none" stroke="currentColor" viewBox="0 0 24 24" xmlns="http://www.w3.org/2000/svg"&gt;&lt;path stroke-linecap="round" stroke-linejoin="round" stroke-width="2" d="M10.325 4.317c.426-1.756 2.924-1.756 3.35 0a1.724 1.724 0 002.573 1.066c1.543-.94 3.31.826 2.37 2.37a1.724 1.724 0 001.065 2.572c1.756.426 1.756 2.924 0 3.35a1.724 1.724 0 00-1.066 2.573c.94 1.543-.826 3.31-2.37 2.37a1.724 1.724 0 00-2.572 1.065c-.426 1.756-2.924 1.756-3.35 0a1.724 1.724 0 00-2.573-1.066c-1.543.94-3.31-.826-2.37-2.37a1.724 1.724 0 00-1.065-2.572c-1.756-.426-1.756-2.924 0-3.35a1.724 1.724 0 001.066-2.573c-.94-1.543.826-3.31 2.37-2.37a1.724 1.724 0 002.572-1.065z"&gt;&lt;/path&gt;&lt;path stroke-linecap="round" stroke-linejoin="round" stroke-width="2" d="M15 12a3 3 0 11-6 0 3 3 0 016 0z"&gt;&lt;/path&gt;&lt;/svg&gt;</text:p>
      <text:p text:style-name="Standard"><text:s text:c="28"/>&lt;h3 class="text-xl font-semibold text-gray-900"&gt;Urun Gelistirme&lt;/h3&gt;</text:p>
      <text:p text:style-name="Standard"><text:s text:c="24"/>&lt;/div&gt;</text:p>
      <text:p text:style-name="Standard"><text:s text:c="24"/>&lt;p class="mt-4 text-gray-600 text-sm"&gt;Fiziksel ürünler için konsept çiziminden ve bilgisayar modellemesinden prototiplemeye ve üretim koordinasyonuna kadar proje destegi.&lt;/p&gt;</text:p>
      <text:p text:style-name="Standard"><text:s text:c="20"/>&lt;/div&gt;</text:p>
      <text:p text:style-name="Standard"><text:s text:c="20"/>&lt;!-- Service 3 --&gt;</text:p>
      <text:p text:style-name="Standard"><text:s text:c="20"/>&lt;div class="bg-white p-8 rounded-xl shadow-lg border-t-4 border-indigo-600"&gt;</text:p>
      <text:p text:style-name="Standard"><text:s text:c="24"/>&lt;div class="flex items-center space-x-4"&gt;</text:p>
      <text:p text:style-name="Standard"><text:s text:c="28"/>&lt;svg class="w-8 h-8 text-indigo-600" fill="none" stroke="currentColor" viewBox="0 0 24 24" xmlns="http://www.w3.org/2000/svg"&gt;&lt;path stroke-linecap="round" stroke-linejoin="round" stroke-width="2" d="M12 8c1.657 0 3 .895 3 2s-1.343 2-3 2h-1a2 2 0 00-2 2v3m-2-3h.01M21 12a9 9 0 11-18 0 9 9 0 0118 0z"&gt;&lt;/path&gt;&lt;/svg&gt;</text:p>
      <text:p text:style-name="Standard"><text:s text:c="28"/>&lt;h3 class="text-xl font-semibold text-gray-900"&gt;Arge Calismalari&lt;/h3&gt;</text:p>
      <text:p text:style-name="Standard"><text:s text:c="24"/>&lt;/div&gt;</text:p>
      <text:p text:style-name="Standard"><text:s text:c="24"/>&lt;p class="mt-4 text-gray-600 text-sm"&gt;Kaliteli uretimi destekleyici ve teknik ihtiyaclara cevap verecek sekilde muhendislik hizmetleri.&lt;/p&gt;</text:p>
      <text:p text:style-name="Standard"><text:s text:c="20"/>&lt;/div&gt;</text:p>
      <text:p text:style-name="Standard"><text:s text:c="16"/>&lt;/div&gt;</text:p>
      <text:p text:style-name="Standard"><text:s text:c="12"/>&lt;/div&gt;</text:p>
      <text:p text:style-name="Standard"><text:s text:c="8"/>&lt;/section&gt;</text:p>
      <text:p text:style-name="Standard"/>
      <text:p text:style-name="Standard"><text:s text:c="8"/>&lt;!-- 4. About Section --&gt;</text:p>
      <text:p text:style-name="Standard"><text:s text:c="8"/>&lt;section id="about" class="py-16 sm:py-24 bg-white"&gt;</text:p>
      <text:p text:style-name="Standard"><text:s text:c="12"/>&lt;div class="max-w-7xl mx-auto px-4 sm:px-6 lg:px-8 text-center"&gt;</text:p>
      <text:p text:style-name="Standard"><text:s text:c="16"/>&lt;h2 class="text-3xl font-bold text-gray-900"&gt;Hakkimizda&lt;/h2&gt;</text:p>
      <text:p text:style-name="Standard"><text:s text:c="16"/>&lt;p class="mt-4 text-lg text-gray-600 max-w-3xl mx-auto"&gt;</text:p>
      <text:p text:style-name="Standard"><text:s text:c="20"/>Makine ve ekipmanlarin verimli ve fonksiyonel <text:s/>calismasi ve celik konstruksiyon yapilarin emniyetli ve teknige uygun bir sekilde imalatini destekleyici tasarimlar yapma sorumluluguyla calisma ilkesini benimsiyoruz.</text:p>
      <text:p text:style-name="Standard"><text:s text:c="16"/>&lt;/p&gt;</text:p>
      <text:p text:style-name="Standard"><text:s text:c="12"/>&lt;/div&gt;</text:p>
      <text:p text:style-name="Standard"><text:s text:c="8"/>&lt;/section&gt;</text:p>
      <text:p text:style-name="Standard"/>
      <text:p text:style-name="Standard"><text:soft-page-break/><text:s text:c="8"/>&lt;!-- 5. Contact Section --&gt;</text:p>
      <text:p text:style-name="Standard"><text:s text:c="8"/>&lt;section id="contact" class="py-16 sm:py-24 bg-indigo-700"&gt;</text:p>
      <text:p text:style-name="Standard"><text:s text:c="12"/>&lt;div class="max-w-xl mx-auto px-4 sm:px-6 lg:px-8"&gt;</text:p>
      <text:p text:style-name="Standard"><text:s text:c="16"/>&lt;div class="text-center mb-8"&gt;</text:p>
      <text:p text:style-name="Standard"><text:s text:c="20"/>&lt;h2 class="text-3xl font-bold text-white"&gt;Bize Ulasin&lt;/h2&gt;</text:p>
      <text:p text:style-name="Standard"><text:s text:c="20"/>&lt;p class="mt-2 text-indigo-200"&gt;Bir projeniz mi var? Mesaj gönderin, size nasıl yardımcı olabileceğimizi konuşalım.&lt;/p&gt;</text:p>
      <text:p text:style-name="Standard"><text:s text:c="16"/>&lt;/div&gt;</text:p>
      <text:p text:style-name="Standard"/>
      <text:p text:style-name="Standard"><text:s text:c="16"/>&lt;!-- Form: Action and Method match server.js route --&gt;</text:p>
      <text:p text:style-name="Standard"><text:s text:c="16"/>&lt;form action="/submit_contact" method="POST" class="space-y-6 bg-white p-8 rounded-xl shadow-2xl"&gt;</text:p>
      <text:p text:style-name="Standard"><text:s text:c="20"/>&lt;div&gt;</text:p>
      <text:p text:style-name="Standard"><text:s text:c="24"/>&lt;label for="name" class="block text-sm font-medium text-gray-700 required-label"&gt;Tam Isim&lt;/label&gt;</text:p>
      <text:p text:style-name="Standard"><text:s text:c="24"/>&lt;input type="text" id="name" name="name" required class="mt-1 block w-full px-4 py-2 border border-gray-300 rounded-lg shadow-sm focus:ring-indigo-500 focus:border-indigo-500"&gt;</text:p>
      <text:p text:style-name="Standard"><text:s text:c="20"/>&lt;/div&gt;</text:p>
      <text:p text:style-name="Standard"/>
      <text:p text:style-name="Standard"><text:s text:c="20"/>&lt;div&gt;</text:p>
      <text:p text:style-name="Standard"><text:s text:c="24"/>&lt;label for="email" class="block text-sm font-medium text-gray-700 required-label"&gt;Email Adres&lt;/label&gt;</text:p>
      <text:p text:style-name="Standard"><text:s text:c="24"/>&lt;input type="email" id="email" name="email" required class="mt-1 block w-full px-4 py-2 border border-gray-300 rounded-lg shadow-sm focus:ring-indigo-500 focus:border-indigo-500"&gt;</text:p>
      <text:p text:style-name="Standard"><text:s text:c="20"/>&lt;/div&gt;</text:p>
      <text:p text:style-name="Standard"/>
      <text:p text:style-name="Standard"><text:s text:c="20"/>&lt;div&gt;</text:p>
      <text:p text:style-name="Standard"><text:s text:c="24"/>&lt;label for="message" class="block text-sm font-medium text-gray-700 required-label"&gt;Proje Detaylari / Mesaj&lt;/label&gt;</text:p>
      <text:p text:style-name="Standard"><text:s text:c="24"/>&lt;textarea id="message" name="message" rows="4" required class="mt-1 block w-full px-4 py-2 border border-gray-300 rounded-lg shadow-sm focus:ring-indigo-500 focus:border-indigo-500"&gt;&lt;/textarea&gt;</text:p>
      <text:p text:style-name="Standard"><text:s text:c="20"/>&lt;/div&gt;</text:p>
      <text:p text:style-name="Standard"/>
      <text:p text:style-name="Standard"><text:s text:c="20"/>&lt;button type="submit" class="w-full flex justify-center py-3 px-4 border border-transparent rounded-xl shadow-sm text-lg font-medium text-white bg-indigo-600 hover:bg-indigo-700 transition duration-150 transform hover:scale-[1.01]"&gt;</text:p>
      <text:p text:style-name="Standard"><text:s text:c="24"/>Mesaj Gonder</text:p>
      <text:p text:style-name="Standard"><text:s text:c="20"/>&lt;/button&gt;</text:p>
      <text:p text:style-name="Standard"><text:s text:c="20"/></text:p>
      <text:p text:style-name="Standard"><text:s text:c="20"/>&lt;p class="text-center text-xs text-gray-500"&gt;</text:p>
      <text:p text:style-name="Standard"><text:s text:c="24"/>The data submitted here will be saved to your local SQLite database (`leads.db`).</text:p>
      <text:p text:style-name="Standard"><text:s text:c="24"/>&lt;br&gt;&lt;a href="/leads.html" class="text-indigo-600 hover:text-indigo-800 font-semibold"&gt;View Leads Dashboard &amp;rarr;&lt;/a&gt;</text:p>
      <text:p text:style-name="Standard"><text:s text:c="20"/>&lt;/p&gt;</text:p>
      <text:p text:style-name="Standard"><text:s text:c="16"/>&lt;/form&gt;</text:p>
      <text:p text:style-name="Standard"><text:s text:c="12"/>&lt;/div&gt;</text:p>
      <text:p text:style-name="Standard"><text:s text:c="8"/>&lt;/section&gt;</text:p>
      <text:p text:style-name="Standard"><text:s text:c="4"/>&lt;/main&gt;</text:p>
      <text:p text:style-name="Standard"/>
      <text:p text:style-name="Standard"><text:soft-page-break/><text:s text:c="4"/>&lt;!-- Footer --&gt;</text:p>
      <text:p text:style-name="Standard"><text:s text:c="4"/>&lt;footer class="bg-gray-800 text-white py-8"&gt;</text:p>
      <text:p text:style-name="Standard"><text:s text:c="8"/>&lt;div class="max-w-7xl mx-auto px-4 sm:px-6 lg:px-8 text-center text-sm"&gt;</text:p>
      <text:p text:style-name="Standard"><text:s text:c="12"/>&lt;p class="mb-2"&gt;&amp;copy; 2024 Your Name | All Rights Reserved.&lt;/p&gt;</text:p>
      <text:p text:style-name="Standard"><text:s text:c="12"/>&lt;p class="text-gray-400"&gt;</text:p>
      <text:p text:style-name="Standard"><text:s text:c="16"/>Email: your.email@example.com | Phone: (555) 555-1234</text:p>
      <text:p text:style-name="Standard"><text:s text:c="12"/>&lt;/p&gt;</text:p>
      <text:p text:style-name="Standard"><text:s text:c="12"/>&lt;!-- Back to top link --&gt;</text:p>
      <text:p text:style-name="Standard"><text:s text:c="12"/>&lt;a href="#hero" class="mt-4 inline-block text-indigo-400 hover:text-indigo-300 transition duration-150"&gt;</text:p>
      <text:p text:style-name="Standard"><text:s text:c="16"/>Back to Top</text:p>
      <text:p text:style-name="Standard"><text:s text:c="12"/>&lt;/a&gt;</text:p>
      <text:p text:style-name="Standard"><text:s text:c="8"/>&lt;/div&gt;</text:p>
      <text:p text:style-name="Standard"><text:s text:c="4"/>&lt;/footer&gt;</text:p>
      <text:p text:style-name="Standard"/>
      <text:p text:style-name="Standard"><text:s text:c="4"/>&lt;!-- Simple JavaScript for Smooth Scroll (optional, as scroll-smooth is in HTML tag) --&gt;</text:p>
      <text:p text:style-name="Standard"><text:s text:c="4"/>&lt;script&gt;</text:p>
      <text:p text:style-name="Standard"><text:s text:c="8"/>document.querySelectorAll('a[href^="#"]').forEach(anchor =&gt; {</text:p>
      <text:p text:style-name="Standard"><text:s text:c="12"/>anchor.addEventListener('click', function (e) {</text:p>
      <text:p text:style-name="Standard"><text:s text:c="16"/>const targetId = this.getAttribute('href');</text:p>
      <text:p text:style-name="Standard"><text:s text:c="16"/>if (targetId &amp;&amp; targetId.length &gt; 1) {</text:p>
      <text:p text:style-name="Standard"><text:s text:c="20"/>const targetElement = document.querySelector(targetId);</text:p>
      <text:p text:style-name="Standard"><text:s text:c="20"/>if (targetElement) {</text:p>
      <text:p text:style-name="Standard"><text:s text:c="24"/>e.preventDefault();</text:p>
      <text:p text:style-name="Standard"><text:s text:c="24"/>targetElement.scrollIntoView({</text:p>
      <text:p text:style-name="Standard"><text:s text:c="28"/>behavior: 'smooth'</text:p>
      <text:p text:style-name="Standard"><text:s text:c="24"/>});</text:p>
      <text:p text:style-name="Standard"><text:s text:c="20"/>}</text:p>
      <text:p text:style-name="Standard"><text:s text:c="16"/>}</text:p>
      <text:p text:style-name="Standard"><text:s text:c="12"/>});</text:p>
      <text:p text:style-name="Standard"><text:s text:c="8"/>});</text:p>
      <text:p text:style-name="Standard"><text:s text:c="4"/>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10-31T15:16:32.377373435</meta:creation-date>
    <dc:date>2025-11-01T14:31:46.696796666</dc:date>
    <meta:editing-duration>PT1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21" meta:word-count="1180" meta:character-count="14983" meta:non-whitespace-character-count="10521"/>
  </office:meta>
</office:document-meta>
</file>